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ono vs. part" table:style-name="ta1">
        <table:shapes>
          <draw:frame draw:z-index="0" draw:style-name="gr1" draw:text-style-name="P1" svg:width="453.51pt" svg:height="255.09pt" svg:x="115.23pt" svg:y="221.19pt">
            <loext:p draw:notify-on-update-of-ranges="'mono vs. part'.A3:'mono vs. part'.A3 'mono vs. part'.A4:'mono vs. part'.A10 'mono vs. part'.B3:'mono vs. part'.B3 'mono vs. part'.B4:'mono vs. part'.B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convergence_limit</text:p>
          </table:table-cell>
          <table:table-cell office:value-type="string" calcext:value-type="string">
            <text:p>error_disp</text:p>
          </table:table-cell>
          <table:table-cell table:style-name="Default" office:value-type="string" calcext:value-type="string">
            <text:p>error_disp_x</text:p>
          </table:table-cell>
          <table:table-cell table:style-name="Default" office:value-type="string" calcext:value-type="string">
            <text:p>error_disp_y</text:p>
          </table:table-cell>
          <table:table-cell table:style-name="Default" office:value-type="string" calcext:value-type="string">
            <text:p>error_disp_z</text:p>
          </table:table-cell>
          <table:table-cell office:value-type="string" calcext:value-type="string">
            <text:p>error_force</text:p>
          </table:table-cell>
          <table:table-cell office:value-type="string" calcext:value-type="string">
            <text:p>error_force_x</text:p>
          </table:table-cell>
          <table:table-cell office:value-type="string" calcext:value-type="string">
            <text:p>error_force_y</text:p>
          </table:table-cell>
          <table:table-cell office:value-type="string" calcext:value-type="string">
            <text:p>error_force_z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0.120612012303" calcext:value-type="float">
            <text:p>0.1206120123</text:p>
          </table:table-cell>
          <table:table-cell office:value-type="float" office:value="0.0000384877868155" calcext:value-type="float">
            <text:p>3.85E-05</text:p>
          </table:table-cell>
          <table:table-cell office:value-type="float" office:value="0.00113294136684" calcext:value-type="float">
            <text:p>1.13E-03</text:p>
          </table:table-cell>
          <table:table-cell office:value-type="float" office:value="0.000186983148372" calcext:value-type="float">
            <text:p>1.87E-04</text:p>
          </table:table-cell>
          <table:table-cell office:value-type="float" office:value="14.054098907" calcext:value-type="float">
            <text:p>14.054098907</text:p>
          </table:table-cell>
          <table:table-cell office:value-type="float" office:value="2.22005427576" calcext:value-type="float">
            <text:p>2.2200542758</text:p>
          </table:table-cell>
          <table:table-cell office:value-type="float" office:value="44.3035728197" calcext:value-type="float">
            <text:p>44.3035728197</text:p>
          </table:table-cell>
          <table:table-cell office:value-type="float" office:value="1.46853870259" calcext:value-type="float">
            <text:p>1.4685387026</text:p>
          </table:table-cell>
        </table:table-row>
        <table:table-row table:style-name="ro1">
          <table:table-cell office:value-type="float" office:value="0.001" calcext:value-type="float">
            <text:p>1.00E-03</text:p>
          </table:table-cell>
          <table:table-cell office:value-type="float" office:value="0.116871263208" calcext:value-type="float">
            <text:p>0.1168712632</text:p>
          </table:table-cell>
          <table:table-cell office:value-type="float" office:value="0.0000808032471306" calcext:value-type="float">
            <text:p>8.08E-05</text:p>
          </table:table-cell>
          <table:table-cell office:value-type="float" office:value="0.00106391388857" calcext:value-type="float">
            <text:p>1.06E-03</text:p>
          </table:table-cell>
          <table:table-cell office:value-type="float" office:value="0.000178153321106" calcext:value-type="float">
            <text:p>1.78E-04</text:p>
          </table:table-cell>
          <table:table-cell office:value-type="float" office:value="13.5718610007" calcext:value-type="float">
            <text:p>13.5718610007</text:p>
          </table:table-cell>
          <table:table-cell office:value-type="float" office:value="3.20168919948" calcext:value-type="float">
            <text:p>3.2016891995</text:p>
          </table:table-cell>
          <table:table-cell office:value-type="float" office:value="41.1422394355" calcext:value-type="float">
            <text:p>41.1422394355</text:p>
          </table:table-cell>
          <table:table-cell office:value-type="float" office:value="1.33777770639" calcext:value-type="float">
            <text:p>1.3377777064</text:p>
          </table:table-cell>
        </table:table-row>
        <table:table-row table:style-name="ro1">
          <table:table-cell office:value-type="float" office:value="0.0001" calcext:value-type="float">
            <text:p>1.00E-04</text:p>
          </table:table-cell>
          <table:table-cell office:value-type="float" office:value="0.116671045613" calcext:value-type="float">
            <text:p>0.1166710456</text:p>
          </table:table-cell>
          <table:table-cell office:value-type="float" office:value="0.0000906828682544" calcext:value-type="float">
            <text:p>9.07E-05</text:p>
          </table:table-cell>
          <table:table-cell office:value-type="float" office:value="0.00105897506669" calcext:value-type="float">
            <text:p>1.06E-03</text:p>
          </table:table-cell>
          <table:table-cell office:value-type="float" office:value="0.0001773595046" calcext:value-type="float">
            <text:p>1.77E-04</text:p>
          </table:table-cell>
          <table:table-cell office:value-type="float" office:value="13.536122195" calcext:value-type="float">
            <text:p>13.536122195</text:p>
          </table:table-cell>
          <table:table-cell office:value-type="float" office:value="3.73045825103" calcext:value-type="float">
            <text:p>3.730458251</text:p>
          </table:table-cell>
          <table:table-cell office:value-type="float" office:value="40.8681491344" calcext:value-type="float">
            <text:p>40.8681491344</text:p>
          </table:table-cell>
          <table:table-cell office:value-type="float" office:value="1.32350034261" calcext:value-type="float">
            <text:p>1.3235003426</text:p>
          </table:table-cell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0.116744815829" calcext:value-type="float">
            <text:p>0.1167448158</text:p>
          </table:table-cell>
          <table:table-cell office:value-type="float" office:value="0.0000905507821153" calcext:value-type="float">
            <text:p>9.06E-05</text:p>
          </table:table-cell>
          <table:table-cell office:value-type="float" office:value="0.00106028848347" calcext:value-type="float">
            <text:p>1.06E-03</text:p>
          </table:table-cell>
          <table:table-cell office:value-type="float" office:value="0.000177542310151" calcext:value-type="float">
            <text:p>1.78E-04</text:p>
          </table:table-cell>
          <table:table-cell office:value-type="float" office:value="13.539987744" calcext:value-type="float">
            <text:p>13.539987744</text:p>
          </table:table-cell>
          <table:table-cell office:value-type="float" office:value="3.7760548604" calcext:value-type="float">
            <text:p>3.7760548604</text:p>
          </table:table-cell>
          <table:table-cell office:value-type="float" office:value="40.8883361161" calcext:value-type="float">
            <text:p>40.8883361161</text:p>
          </table:table-cell>
          <table:table-cell office:value-type="float" office:value="1.32417642872" calcext:value-type="float">
            <text:p>1.3241764287</text:p>
          </table:table-cell>
        </table:table-row>
        <table:table-row table:style-name="ro1">
          <table:table-cell office:value-type="float" office:value="0.02" calcext:value-type="float">
            <text:p>2.00E-02</text:p>
          </table:table-cell>
          <table:table-cell office:value-type="float" office:value="0.111533006377" calcext:value-type="float">
            <text:p>0.1115330064</text:p>
          </table:table-cell>
          <table:table-cell office:value-type="float" office:value="0.000106374118108" calcext:value-type="float">
            <text:p>1.06E-04</text:p>
          </table:table-cell>
          <table:table-cell office:value-type="float" office:value="0.000956578193125" calcext:value-type="float">
            <text:p>9.57E-04</text:p>
          </table:table-cell>
          <table:table-cell office:value-type="float" office:value="0.000180165526924" calcext:value-type="float">
            <text:p>1.80E-04</text:p>
          </table:table-cell>
          <table:table-cell office:value-type="float" office:value="15.0992569955" calcext:value-type="float">
            <text:p>15.0992569955</text:p>
          </table:table-cell>
          <table:table-cell office:value-type="float" office:value="13.5143913632" calcext:value-type="float">
            <text:p>13.5143913632</text:p>
          </table:table-cell>
          <table:table-cell office:value-type="float" office:value="50.1826686091" calcext:value-type="float">
            <text:p>50.1826686091</text:p>
          </table:table-cell>
          <table:table-cell office:value-type="float" office:value="1.37736528456" calcext:value-type="float">
            <text:p>1.3773652846</text:p>
          </table:table-cell>
        </table:table-row>
        <table:table-row table:style-name="ro1">
          <table:table-cell office:value-type="float" office:value="0.03" calcext:value-type="float">
            <text:p>3.00E-02</text:p>
          </table:table-cell>
          <table:table-cell office:value-type="float" office:value="0.115436922309" calcext:value-type="float">
            <text:p>0.1154369223</text:p>
          </table:table-cell>
          <table:table-cell office:value-type="float" office:value="0.000086486853113" calcext:value-type="float">
            <text:p>8.65E-05</text:p>
          </table:table-cell>
          <table:table-cell office:value-type="float" office:value="0.00103557196538" calcext:value-type="float">
            <text:p>1.04E-03</text:p>
          </table:table-cell>
          <table:table-cell office:value-type="float" office:value="0.000177767313214" calcext:value-type="float">
            <text:p>1.78E-04</text:p>
          </table:table-cell>
          <table:table-cell office:value-type="float" office:value="13.7191506963" calcext:value-type="float">
            <text:p>13.7191506963</text:p>
          </table:table-cell>
          <table:table-cell office:value-type="float" office:value="4.38839773727" calcext:value-type="float">
            <text:p>4.3883977373</text:p>
          </table:table-cell>
          <table:table-cell office:value-type="float" office:value="41.5806862617" calcext:value-type="float">
            <text:p>41.5806862617</text:p>
          </table:table-cell>
          <table:table-cell office:value-type="float" office:value="2.14571366978" calcext:value-type="float">
            <text:p>2.1457136698</text:p>
          </table:table-cell>
        </table:table-row>
        <table:table-row table:style-name="ro1">
          <table:table-cell office:value-type="float" office:value="0.04" calcext:value-type="float">
            <text:p>4.00E-02</text:p>
          </table:table-cell>
          <table:table-cell office:value-type="float" office:value="0.121100632256" calcext:value-type="float">
            <text:p>0.1211006323</text:p>
          </table:table-cell>
          <table:table-cell office:value-type="float" office:value="0.0000868656285871" calcext:value-type="float">
            <text:p>8.69E-05</text:p>
          </table:table-cell>
          <table:table-cell office:value-type="float" office:value="0.00114161634749" calcext:value-type="float">
            <text:p>1.14E-03</text:p>
          </table:table-cell>
          <table:table-cell office:value-type="float" office:value="0.000188987323339" calcext:value-type="float">
            <text:p>1.89E-04</text:p>
          </table:table-cell>
          <table:table-cell office:value-type="float" office:value="14.0207574165" calcext:value-type="float">
            <text:p>14.0207574165</text:p>
          </table:table-cell>
          <table:table-cell office:value-type="float" office:value="2.74792097763" calcext:value-type="float">
            <text:p>2.7479209776</text:p>
          </table:table-cell>
          <table:table-cell office:value-type="float" office:value="44.6269950846" calcext:value-type="float">
            <text:p>44.6269950846</text:p>
          </table:table-cell>
          <table:table-cell office:value-type="float" office:value="2.22142871874" calcext:value-type="float">
            <text:p>2.2214287187</text:p>
          </table:table-cell>
        </table:table-row>
        <table:table-row table:style-name="ro1">
          <table:table-cell office:value-type="float" office:value="0.05" calcext:value-type="float">
            <text:p>5.00E-02</text:p>
          </table:table-cell>
          <table:table-cell office:value-type="float" office:value="0.0778931367922" calcext:value-type="float">
            <text:p>0.0778931368</text:p>
          </table:table-cell>
          <table:table-cell office:value-type="float" office:value="0.000139032177171" calcext:value-type="float">
            <text:p>1.39E-04</text:p>
          </table:table-cell>
          <table:table-cell office:value-type="float" office:value="0.0006207522045" calcext:value-type="float">
            <text:p>6.21E-04</text:p>
          </table:table-cell>
          <table:table-cell office:value-type="float" office:value="0.000217417649616" calcext:value-type="float">
            <text:p>2.17E-04</text:p>
          </table:table-cell>
          <table:table-cell office:value-type="float" office:value="17.3738585805" calcext:value-type="float">
            <text:p>17.3738585805</text:p>
          </table:table-cell>
          <table:table-cell office:value-type="float" office:value="18.2060220117" calcext:value-type="float">
            <text:p>18.2060220117</text:p>
          </table:table-cell>
          <table:table-cell office:value-type="float" office:value="61.5639273431" calcext:value-type="float">
            <text:p>61.5639273431</text:p>
          </table:table-cell>
          <table:table-cell office:value-type="float" office:value="3.83286373667" calcext:value-type="float">
            <text:p>3.83286373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art vs. part" table:style-name="ta1">
        <table:shapes>
          <draw:frame draw:z-index="0" draw:style-name="gr1" draw:text-style-name="P1" svg:width="453.51pt" svg:height="255.09pt" svg:x="77.78pt" svg:y="133.09pt">
            <loext:p draw:notify-on-update-of-ranges="'part vs. part'.A3:'part vs. part'.A8 'part vs. part'.B3:'part vs. part'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convergence_limit</text:p>
          </table:table-cell>
          <table:table-cell office:value-type="string" calcext:value-type="string">
            <text:p>error_disp</text:p>
          </table:table-cell>
          <table:table-cell table:style-name="Default" office:value-type="string" calcext:value-type="string">
            <text:p>error_disp_x</text:p>
          </table:table-cell>
          <table:table-cell table:style-name="Default" office:value-type="string" calcext:value-type="string">
            <text:p>error_disp_y</text:p>
          </table:table-cell>
          <table:table-cell table:style-name="Default" office:value-type="string" calcext:value-type="string">
            <text:p>error_disp_z</text:p>
          </table:table-cell>
          <table:table-cell office:value-type="string" calcext:value-type="string">
            <text:p>error_force</text:p>
          </table:table-cell>
          <table:table-cell office:value-type="string" calcext:value-type="string">
            <text:p>error_force_x</text:p>
          </table:table-cell>
          <table:table-cell office:value-type="string" calcext:value-type="string">
            <text:p>error_force_y</text:p>
          </table:table-cell>
          <table:table-cell office:value-type="string" calcext:value-type="string">
            <text:p>error_force_z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0.0409147089913" calcext:value-type="float">
            <text:p>0.040914709</text:p>
          </table:table-cell>
          <table:table-cell office:value-type="float" office:value="0.00010781784946" calcext:value-type="float">
            <text:p>1.08E-04</text:p>
          </table:table-cell>
          <table:table-cell office:value-type="float" office:value="0.000139621205532" calcext:value-type="float">
            <text:p>1.40E-04</text:p>
          </table:table-cell>
          <table:table-cell office:value-type="float" office:value="0.0000226082114845" calcext:value-type="float">
            <text:p>2.26E-05</text:p>
          </table:table-cell>
          <table:table-cell office:value-type="float" office:value="7.28973735446" calcext:value-type="float">
            <text:p>7.2897373545</text:p>
          </table:table-cell>
          <table:table-cell office:value-type="float" office:value="4.77629909483" calcext:value-type="float">
            <text:p>4.7762990948</text:p>
          </table:table-cell>
          <table:table-cell office:value-type="float" office:value="9.95579396148" calcext:value-type="float">
            <text:p>9.9557939615</text:p>
          </table:table-cell>
          <table:table-cell office:value-type="float" office:value="0.385745597221" calcext:value-type="float">
            <text:p>0.3857455972</text:p>
          </table:table-cell>
        </table:table-row>
        <table:table-row table:style-name="ro1">
          <table:table-cell office:value-type="float" office:value="0.001" calcext:value-type="float">
            <text:p>1.00E-03</text:p>
          </table:table-cell>
          <table:table-cell office:value-type="float" office:value="0.0122352966228" calcext:value-type="float">
            <text:p>0.0122352966</text:p>
          </table:table-cell>
          <table:table-cell office:value-type="float" office:value="0.0000113238062825" calcext:value-type="float">
            <text:p>1.13E-05</text:p>
          </table:table-cell>
          <table:table-cell office:value-type="float" office:value="0.0000134544816507" calcext:value-type="float">
            <text:p>1.35E-05</text:p>
          </table:table-cell>
          <table:table-cell office:value-type="float" office:value="0.00000315937184766" calcext:value-type="float">
            <text:p>3.16E-06</text:p>
          </table:table-cell>
          <table:table-cell office:value-type="float" office:value="2.29895724527" calcext:value-type="float">
            <text:p>2.2989572453</text:p>
          </table:table-cell>
          <table:table-cell office:value-type="float" office:value="0.644709395053" calcext:value-type="float">
            <text:p>0.6447093951</text:p>
          </table:table-cell>
          <table:table-cell office:value-type="float" office:value="0.828085634983" calcext:value-type="float">
            <text:p>0.828085635</text:p>
          </table:table-cell>
          <table:table-cell table:style-name="ce1" office:value-type="float" office:value="0.0729840742482" calcext:value-type="float">
            <text:p>7.30E-02</text:p>
          </table:table-cell>
        </table:table-row>
        <table:table-row table:style-name="ro1">
          <table:table-cell office:value-type="float" office:value="0.0001" calcext:value-type="float">
            <text:p>1.00E-04</text:p>
          </table:table-cell>
          <table:table-cell office:value-type="float" office:value="0.00558148833776" calcext:value-type="float">
            <text:p>0.0055814883</text:p>
          </table:table-cell>
          <table:table-cell office:value-type="float" office:value="0.00000157086015215" calcext:value-type="float">
            <text:p>1.57E-06</text:p>
          </table:table-cell>
          <table:table-cell office:value-type="float" office:value="0.00000254067039352" calcext:value-type="float">
            <text:p>2.54E-06</text:p>
          </table:table-cell>
          <table:table-cell office:value-type="float" office:value="0.000000440886949767" calcext:value-type="float">
            <text:p>4.41E-07</text:p>
          </table:table-cell>
          <table:table-cell office:value-type="float" office:value="0.767716034448" calcext:value-type="float">
            <text:p>0.7677160344</text:p>
          </table:table-cell>
          <table:table-cell table:style-name="ce1" office:value-type="float" office:value="0.0841355938231" calcext:value-type="float">
            <text:p>8.41E-02</text:p>
          </table:table-cell>
          <table:table-cell table:style-name="ce1" office:value-type="float" office:value="0.0876528364208" calcext:value-type="float">
            <text:p>8.77E-02</text:p>
          </table:table-cell>
          <table:table-cell table:style-name="ce1" office:value-type="float" office:value="0.00467296009676" calcext:value-type="float">
            <text:p>4.67E-03</text:p>
          </table:table-cell>
        </table:table-row>
        <table:table-row table:style-name="ro1">
          <table:table-cell office:value-type="float" office:value="0.02" calcext:value-type="float">
            <text:p>2.00E-02</text:p>
          </table:table-cell>
          <table:table-cell office:value-type="float" office:value="0.0573205265283" calcext:value-type="float">
            <text:p>0.0573205265</text:p>
          </table:table-cell>
          <table:table-cell office:value-type="float" office:value="0.0000709040262076" calcext:value-type="float">
            <text:p>7.09E-05</text:p>
          </table:table-cell>
          <table:table-cell office:value-type="float" office:value="0.00031534376528" calcext:value-type="float">
            <text:p>3.15E-04</text:p>
          </table:table-cell>
          <table:table-cell office:value-type="float" office:value="0.0000681710340014" calcext:value-type="float">
            <text:p>6.82E-05</text:p>
          </table:table-cell>
          <table:table-cell office:value-type="float" office:value="8.49118608531" calcext:value-type="float">
            <text:p>8.4911860853</text:p>
          </table:table-cell>
          <table:table-cell office:value-type="float" office:value="10.1817952984" calcext:value-type="float">
            <text:p>10.1817952984</text:p>
          </table:table-cell>
          <table:table-cell office:value-type="float" office:value="13.5286044583" calcext:value-type="float">
            <text:p>13.5286044583</text:p>
          </table:table-cell>
          <table:table-cell office:value-type="float" office:value="1.3442897273" calcext:value-type="float">
            <text:p>1.3442897273</text:p>
          </table:table-cell>
        </table:table-row>
        <table:table-row table:style-name="ro1">
          <table:table-cell office:value-type="float" office:value="0.03" calcext:value-type="float">
            <text:p>3.00E-02</text:p>
          </table:table-cell>
          <table:table-cell office:value-type="float" office:value="0.0238160060717" calcext:value-type="float">
            <text:p>0.0238160061</text:p>
          </table:table-cell>
          <table:table-cell office:value-type="float" office:value="0.0000278061554037" calcext:value-type="float">
            <text:p>2.78E-05</text:p>
          </table:table-cell>
          <table:table-cell office:value-type="float" office:value="0.0000314892826782" calcext:value-type="float">
            <text:p>3.15E-05</text:p>
          </table:table-cell>
          <table:table-cell office:value-type="float" office:value="0.0000252947266268" calcext:value-type="float">
            <text:p>2.53E-05</text:p>
          </table:table-cell>
          <table:table-cell office:value-type="float" office:value="4.43568803988" calcext:value-type="float">
            <text:p>4.4356880399</text:p>
          </table:table-cell>
          <table:table-cell office:value-type="float" office:value="2.91776869788" calcext:value-type="float">
            <text:p>2.9177686979</text:p>
          </table:table-cell>
          <table:table-cell office:value-type="float" office:value="2.39758751615" calcext:value-type="float">
            <text:p>2.3975875162</text:p>
          </table:table-cell>
          <table:table-cell office:value-type="float" office:value="1.95726290691" calcext:value-type="float">
            <text:p>1.9572629069</text:p>
          </table:table-cell>
        </table:table-row>
        <table:table-row table:style-name="ro1">
          <table:table-cell office:value-type="float" office:value="0.04" calcext:value-type="float">
            <text:p>4.00E-02</text:p>
          </table:table-cell>
          <table:table-cell office:value-type="float" office:value="0.0476661412322" calcext:value-type="float">
            <text:p>0.0476661412</text:p>
          </table:table-cell>
          <table:table-cell office:value-type="float" office:value="0.000123205581025" calcext:value-type="float">
            <text:p>1.23E-04</text:p>
          </table:table-cell>
          <table:table-cell office:value-type="float" office:value="0.000191739350096" calcext:value-type="float">
            <text:p>1.92E-04</text:p>
          </table:table-cell>
          <table:table-cell office:value-type="float" office:value="0.0000406862002213" calcext:value-type="float">
            <text:p>4.07E-05</text:p>
          </table:table-cell>
          <table:table-cell office:value-type="float" office:value="7.74210873681" calcext:value-type="float">
            <text:p>7.7421087368</text:p>
          </table:table-cell>
          <table:table-cell office:value-type="float" office:value="5.02829171642" calcext:value-type="float">
            <text:p>5.0282917164</text:p>
          </table:table-cell>
          <table:table-cell office:value-type="float" office:value="11.3173055528" calcext:value-type="float">
            <text:p>11.3173055528</text:p>
          </table:table-cell>
          <table:table-cell office:value-type="float" office:value="1.52981085182" calcext:value-type="float">
            <text:p>1.5298108518</text:p>
          </table:table-cell>
        </table:table-row>
        <table:table-row table:style-name="ro1">
          <table:table-cell office:value-type="float" office:value="0.05" calcext:value-type="float">
            <text:p>5.00E-02</text:p>
          </table:table-cell>
          <table:table-cell office:value-type="float" office:value="0.124355893312" calcext:value-type="float">
            <text:p>0.1243558933</text:p>
          </table:table-cell>
          <table:table-cell table:style-name="Default" office:value-type="float" office:value="0.000185651698564" calcext:value-type="float">
            <text:p>0.0001856517</text:p>
          </table:table-cell>
          <table:table-cell table:style-name="Default" office:value-type="float" office:value="0.00121325244869" calcext:value-type="float">
            <text:p>0.0012132524</text:p>
          </table:table-cell>
          <table:table-cell table:style-name="Default" office:value-type="float" office:value="0.000232087316692" calcext:value-type="float">
            <text:p>0.0002320873</text:p>
          </table:table-cell>
          <table:table-cell office:value-type="float" office:value="13.6013264717" calcext:value-type="float">
            <text:p>13.6013264717</text:p>
          </table:table-cell>
          <table:table-cell office:value-type="float" office:value="21.4570242" calcext:value-type="float">
            <text:p>21.4570242</text:p>
          </table:table-cell>
          <table:table-cell office:value-type="float" office:value="30.6296974343" calcext:value-type="float">
            <text:p>30.6296974343</text:p>
          </table:table-cell>
          <table:table-cell office:value-type="float" office:value="3.80573413626" calcext:value-type="float">
            <text:p>3.8057341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 style:data-style-name="N2" text:time-value="16:19:04.805858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5:39:26.668834603</meta:creation-date>
    <dc:date>2018-07-12T16:48:37.451496744</dc:date>
    <meta:editing-duration>PT23M7S</meta:editing-duration>
    <meta:editing-cycles>4</meta:editing-cycles>
    <meta:generator>LibreOffice/5.1.6.2$Linux_X86_64 LibreOffice_project/10m0$Build-2</meta:generator>
    <meta:document-statistic meta:table-count="2" meta:cell-count="1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minimum="0.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27cm" svg:y="0.316cm" chart:style-name="ch2">
          <text:p>Error against partitioned setup</text:p>
        </chart:title>
        <chart:plot-area chart:style-name="ch3" table:cell-range-address="'part vs. part'.A3:'part vs. part'.B8" svg:x="1.331cm" svg:y="1.275cm" svg:width="14.349cm" svg:height="6.564cm">
          <chartooo:coordinate-region svg:x="2.429cm" svg:y="1.474cm" svg:width="12.561cm" svg:height="5.718cm"/>
          <chart:axis chart:dimension="x" chart:name="primary-x" chart:style-name="ch4">
            <chart:title svg:x="7.72cm" svg:y="8.019cm" chart:style-name="ch5">
              <text:p>conv_limit</text:p>
            </chart:title>
          </chart:axis>
          <chart:axis chart:dimension="y" chart:name="primary-y" chart:style-name="ch6">
            <chart:title svg:x="0.451cm" svg:y="5.765cm" chart:style-name="ch7">
              <text:p>L2 norm of error</text:p>
            </chart:title>
          </chart:axis>
          <chart:series chart:style-name="ch8" chart:values-cell-range-address="'part vs. part'.B3:'part vs. part'.B8" chart:class="chart:scatter">
            <chart:domain table:cell-range-address="'part vs. part'.A3:'part vs. part'.A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part vs. part'.A3:'part vs. part'.A8</svg:desc>
                </draw:g>
              </table:table-cell>
              <table:table-cell office:value-type="float" office:value="0.0409147089913">
                <text:p>0.0409147089913</text:p>
                <draw:g>
                  <svg:desc>'part vs. part'.B3:'part vs. part'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122352966228">
                <text:p>0.0122352966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">
                <text:p>0.0001</text:p>
              </table:table-cell>
              <table:table-cell office:value-type="float" office:value="0.00558148833776">
                <text:p>0.00558148833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573205265283">
                <text:p>0.0573205265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238160060717">
                <text:p>0.0238160060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476661412322">
                <text:p>0.0476661412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7" chart:maximum="0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Error against mono</text:p>
        </chart:title>
        <chart:plot-area chart:style-name="ch3" table:cell-range-address="'mono vs. part'.A3:'mono vs. part'.B10" chart:data-source-has-labels="row" svg:x="1.331cm" svg:y="1.275cm" svg:width="14.349cm" svg:height="6.564cm">
          <chartooo:coordinate-region svg:x="2.019cm" svg:y="1.275cm" svg:width="12.97cm" svg:height="5.917cm"/>
          <chart:axis chart:dimension="x" chart:name="primary-x" chart:style-name="ch4">
            <chart:title svg:x="7.72cm" svg:y="8.019cm" chart:style-name="ch5">
              <text:p>conv_limit</text:p>
            </chart:title>
          </chart:axis>
          <chart:axis chart:dimension="y" chart:name="primary-y" chart:style-name="ch6">
            <chart:title svg:x="0.451cm" svg:y="5.765cm" chart:style-name="ch7">
              <text:p>L2 norm of error</text:p>
            </chart:title>
          </chart:axis>
          <chart:series chart:style-name="ch8" chart:values-cell-range-address="'mono vs. part'.B4:'mono vs. part'.B10" chart:label-cell-address="'mono vs. part'.B3:'mono vs. part'.B3" chart:class="chart:scatter">
            <chart:domain table:cell-range-address="'mono vs. part'.A4:'mono vs. part'.A10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1206120123</text:p>
                <draw:g>
                  <svg:desc>'mono vs. part'.B3:'mono vs. part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'mono vs. part'.A4:'mono vs. part'.A10</svg:desc>
                </draw:g>
              </table:table-cell>
              <table:table-cell office:value-type="float" office:value="0.116871263208">
                <text:p>0.116871263208</text:p>
                <draw:g>
                  <svg:desc>'mono vs. part'.B4:'mono vs. part'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0.116671045613">
                <text:p>0.116671045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0.116744815829">
                <text:p>0.116744815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111533006377">
                <text:p>0.111533006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115436922309">
                <text:p>0.115436922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121100632256">
                <text:p>0.121100632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0.0778931367922">
                <text:p>0.07789313679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